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Header">
      <style:text-properties officeooo:rsid="001d6f9f" officeooo:paragraph-rsid="001d6f9f"/>
    </style:style>
    <style:style style:name="P3" style:family="paragraph" style:parent-style-name="Header_20_left">
      <style:text-properties officeooo:rsid="001d6f9f" officeooo:paragraph-rsid="001d6f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6f9f" officeooo:paragraph-rsid="001d6f9f"/>
    </style:style>
    <style:style style:name="MP2" style:family="paragraph" style:parent-style-name="Header_20_left">
      <style:text-properties officeooo:rsid="001d6f9f" officeooo:paragraph-rsid="001d6f9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second</text:p>
      </style:header>
      <style:header-first>
        <text:p text:style-name="MP2">forst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 </meta:initial-creator>
    <meta:creation-date>2014-09-30T18:01:11.600627193</meta:creation-date>
    <dc:date>2014-09-30T18:01:52.502784904</dc:date>
    <dc:creator>ms </dc:creator>
    <meta:editing-duration>PT41S</meta:editing-duration>
    <meta:editing-cycles>1</meta:editing-cycles>
    <meta:document-statistic meta:table-count="0" meta:image-count="0" meta:object-count="0" meta:page-count="2" meta:paragraph-count="2" meta:word-count="2" meta:character-count="11" meta:non-whitespace-character-count="11"/>
    <meta:generator>LibreOfficeDev/4.4.0.0.alpha0$Linux_X86_64 LibreOffice_project/e595a3e0c1d4775e4a6e72473b8abc71e505b8e4</meta:generator>
  </office:meta>
</office:document-meta>
</file>